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fo:language="en" fo:country="GB"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GB"/>
    </style:style>
    <style:style style:name="P3" style:family="paragraph" style:parent-style-name="Standard">
      <style:paragraph-properties fo:text-align="start" style:justify-single-word="false"/>
      <style:text-properties style:font-name="Arial" fo:language="en" fo:country="GB"/>
    </style:style>
    <style:style style:name="P4" style:family="paragraph" style:parent-style-name="Standard">
      <style:paragraph-properties fo:text-align="start" style:justify-single-word="false"/>
      <style:text-properties style:font-name="Arial" fo:language="en" fo:country="GB" officeooo:rsid="000578eb" officeooo:paragraph-rsid="000578eb"/>
    </style:style>
    <style:style style:name="P5" style:family="paragraph" style:parent-style-name="Standard">
      <style:paragraph-properties fo:text-align="start" style:justify-single-word="false"/>
      <style:text-properties style:font-name="Arial" fo:language="en" fo:country="GB" officeooo:rsid="000578eb" officeooo:paragraph-rsid="00082f52"/>
    </style:style>
    <style:style style:name="P6" style:family="paragraph" style:parent-style-name="Standard">
      <style:paragraph-properties fo:text-align="start" style:justify-single-word="false"/>
      <style:text-properties style:font-name="Arial" fo:language="en" fo:country="GB" officeooo:rsid="0007fc8c" officeooo:paragraph-rsid="0007fc8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none" officeooo:rsid="00082f52"/>
    </style:style>
    <style:style style:name="T6" style:family="text">
      <style:text-properties style:text-position="0% 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ester 2 Oral Exam: Presenting a press article</text:p>
      <text:p text:style-name="P2"/>
      <text:p text:style-name="P3"/>
      <text:p text:style-name="P4">1) <text:span text:style-name="T1">Presentation :</text:span><text:span text:style-name="T2"> This document is <text:s/>an article. It’s entitled : “The rain …”. It was written by J.D on September 3</text:span><text:span text:style-name="T3">rd </text:span><text:span text:style-name="T4">2021 and it was published in the Guardian, a British newspaper. This article is about Internation football games.</text:span></text:p>
      <text:p text:style-name="P4"><text:span text:style-name="T4"/></text:p>
      <text:p text:style-name="P4"><text:span text:style-name="T4">2) </text:span><text:span text:style-name="T6">Summary :</text:span><text:span text:style-name="T4"> <text:s/>( as many details as possible ) = what / when / where / who / how / how long / why / …</text:span></text:p>
      <text:p text:style-name="P4"><text:span text:style-name="T4"/></text:p>
      <text:p text:style-name="P4"><text:span text:style-name="T4">3) </text:span><text:span text:style-name="T6">Opinion :</text:span><text:span text:style-name="T4"> why you have chosen this text</text:span></text:p>
      <text:p text:style-name="P4"><text:span text:style-name="T4"/></text:p>
      <text:p text:style-name="P4"><text:span text:style-name="T4">4) </text:span><text:span text:style-name="T6">Discussion :</text:span><text:span text:style-name="T4"> Question about the text subject.</text:span></text:p>
      <text:p text:style-name="P4"><text:span text:style-name="T4"/></text:p>
      <text:p text:style-name="P4"><text:span text:style-name="T4"/></text:p>
      <text:p text:style-name="P6"><text:span text:style-name="T4">Exemple avec l’article “AI won an art contest, and artists are furious”</text:span></text:p>
      <text:p text:style-name="P6"><text:span text:style-name="T4"/></text:p>
      <text:p text:style-name="P5"><text:span text:style-name="T4">This document is an article. It’s entitled : “</text:span><text:span text:style-name="T6">AI won an art contest, and artists are furious</text:span><text:span text:style-name="T4">”. It was written by </text:span><text:span text:style-name="T5">Rachel Metz</text:span><text:span text:style-name="T4"> on September 3</text:span><text:span text:style-name="T3">rd </text:span><text:span text:style-name="T4">202</text:span><text:span text:style-name="T5">2</text:span><text:span text:style-name="T4"> and it was published in the </text:span><text:span text:style-name="T5">CNN Business </text:span><text:span text:style-name="T4">, a </text:span><text:span text:style-name="T5">American</text:span><text:span text:style-name="T4"> newspaper. This article is about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4:48:48.299013843</meta:creation-date>
    <dc:date>2023-01-03T15:22:29.442585461</dc:date>
    <meta:editing-duration>PT13M2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47" meta:character-count="773" meta:non-whitespace-character-count="630"/>
  </office:meta>
</office:document-meta>
</file>